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5.921cm" fo:margin-left="0cm" table:align="left"/>
    </style:style>
    <style:style style:name="Table1.A" style:family="table-column">
      <style:table-column-properties style:column-width="2.487cm"/>
    </style:style>
    <style:style style:name="Table1.B" style:family="table-column">
      <style:table-column-properties style:column-width="0.106cm"/>
    </style:style>
    <style:style style:name="Table1.C" style:family="table-column">
      <style:table-column-properties style:column-width="13.328cm"/>
    </style:style>
    <style:style style:name="Table1.1" style:family="table-row">
      <style:table-row-properties style:min-row-height="0.503cm"/>
    </style:style>
    <style:style style:name="Table9" style:family="table">
      <style:table-properties style:width="15.921cm" fo:margin-left="0cm" table:align="left"/>
    </style:style>
    <style:style style:name="Table9.A" style:family="table-column">
      <style:table-column-properties style:column-width="2.487cm"/>
    </style:style>
    <style:style style:name="Table9.B" style:family="table-column">
      <style:table-column-properties style:column-width="0.106cm"/>
    </style:style>
    <style:style style:name="Table9.C" style:family="table-column">
      <style:table-column-properties style:column-width="13.328cm"/>
    </style:style>
    <style:style style:name="Table9.1" style:family="table-row">
      <style:table-row-properties style:min-row-height="0.503cm"/>
    </style:style>
    <style:style style:name="Table2" style:family="table">
      <style:table-properties style:width="15.921cm" fo:margin-left="0cm" table:align="left"/>
    </style:style>
    <style:style style:name="Table2.A" style:family="table-column">
      <style:table-column-properties style:column-width="2.487cm"/>
    </style:style>
    <style:style style:name="Table2.B" style:family="table-column">
      <style:table-column-properties style:column-width="0.106cm"/>
    </style:style>
    <style:style style:name="Table2.C" style:family="table-column">
      <style:table-column-properties style:column-width="13.328cm"/>
    </style:style>
    <style:style style:name="Table2.1" style:family="table-row">
      <style:table-row-properties style:min-row-height="0.503cm"/>
    </style:style>
    <style:style style:name="Table3" style:family="table">
      <style:table-properties style:width="15.921cm" fo:margin-left="0cm" table:align="left"/>
    </style:style>
    <style:style style:name="Table3.A" style:family="table-column">
      <style:table-column-properties style:column-width="2.487cm"/>
    </style:style>
    <style:style style:name="Table3.B" style:family="table-column">
      <style:table-column-properties style:column-width="0.106cm"/>
    </style:style>
    <style:style style:name="Table3.C" style:family="table-column">
      <style:table-column-properties style:column-width="13.328cm"/>
    </style:style>
    <style:style style:name="Table3.1" style:family="table-row">
      <style:table-row-properties style:min-row-height="0.503cm"/>
    </style:style>
    <style:style style:name="Table4" style:family="table">
      <style:table-properties style:width="15.921cm" fo:margin-left="0cm" table:align="left"/>
    </style:style>
    <style:style style:name="Table4.A" style:family="table-column">
      <style:table-column-properties style:column-width="2.487cm"/>
    </style:style>
    <style:style style:name="Table4.B" style:family="table-column">
      <style:table-column-properties style:column-width="0.106cm"/>
    </style:style>
    <style:style style:name="Table4.C" style:family="table-column">
      <style:table-column-properties style:column-width="13.328cm"/>
    </style:style>
    <style:style style:name="Table4.1" style:family="table-row">
      <style:table-row-properties style:min-row-height="0.503cm"/>
    </style:style>
    <style:style style:name="Table5" style:family="table">
      <style:table-properties style:width="15.921cm" fo:margin-left="0cm" table:align="left"/>
    </style:style>
    <style:style style:name="Table5.A" style:family="table-column">
      <style:table-column-properties style:column-width="2.487cm"/>
    </style:style>
    <style:style style:name="Table5.B" style:family="table-column">
      <style:table-column-properties style:column-width="0.106cm"/>
    </style:style>
    <style:style style:name="Table5.C" style:family="table-column">
      <style:table-column-properties style:column-width="13.328cm"/>
    </style:style>
    <style:style style:name="Table5.1" style:family="table-row">
      <style:table-row-properties style:min-row-height="0.503cm"/>
    </style:style>
    <style:style style:name="Table6" style:family="table">
      <style:table-properties style:width="15.921cm" fo:margin-left="0cm" table:align="left"/>
    </style:style>
    <style:style style:name="Table6.A" style:family="table-column">
      <style:table-column-properties style:column-width="2.487cm"/>
    </style:style>
    <style:style style:name="Table6.B" style:family="table-column">
      <style:table-column-properties style:column-width="0.106cm"/>
    </style:style>
    <style:style style:name="Table6.C" style:family="table-column">
      <style:table-column-properties style:column-width="13.328cm"/>
    </style:style>
    <style:style style:name="Table6.1" style:family="table-row">
      <style:table-row-properties style:min-row-height="0.503cm"/>
    </style:style>
    <style:style style:name="Table7" style:family="table">
      <style:table-properties style:width="15.921cm" fo:margin-left="0cm" table:align="left"/>
    </style:style>
    <style:style style:name="Table7.A" style:family="table-column">
      <style:table-column-properties style:column-width="2.487cm"/>
    </style:style>
    <style:style style:name="Table7.B" style:family="table-column">
      <style:table-column-properties style:column-width="0.222cm"/>
    </style:style>
    <style:style style:name="Table7.C" style:family="table-column">
      <style:table-column-properties style:column-width="13.212cm"/>
    </style:style>
    <style:style style:name="Table7.1" style:family="table-row">
      <style:table-row-properties style:min-row-height="0.503cm"/>
    </style:style>
    <style:style style:name="Table8" style:family="table">
      <style:table-properties style:width="15.921cm" fo:margin-left="0cm" table:align="left"/>
    </style:style>
    <style:style style:name="Table8.A" style:family="table-column">
      <style:table-column-properties style:column-width="2.487cm"/>
    </style:style>
    <style:style style:name="Table8.B" style:family="table-column">
      <style:table-column-properties style:column-width="0.106cm"/>
    </style:style>
    <style:style style:name="Table8.C" style:family="table-column">
      <style:table-column-properties style:column-width="13.328cm"/>
    </style:style>
    <style:style style:name="Table8.1" style:family="table-row">
      <style:table-row-properties style:min-row-height="0.503cm"/>
    </style:style>
    <style:style style:name="P1" style:family="paragraph" style:parent-style-name="Header">
      <style:text-properties style:font-name="Calibri1"/>
    </style:style>
    <style:style style:name="P2" style:family="paragraph" style:parent-style-name="Header">
      <style:text-properties style:font-name="Calibri1" officeooo:rsid="0003516a" officeooo:paragraph-rsid="0003516a"/>
    </style:style>
    <style:style style:name="P3" style:family="paragraph" style:parent-style-name="Header">
      <style:text-properties style:font-name="Calibri1" officeooo:paragraph-rsid="0004dc4a"/>
    </style:style>
    <style:style style:name="P4" style:family="paragraph" style:parent-style-name="Header">
      <style:text-properties officeooo:rsid="0003516a" officeooo:paragraph-rsid="0003516a"/>
    </style:style>
    <style:style style:name="P5" style:family="paragraph" style:parent-style-name="Standard">
      <style:paragraph-properties fo:text-align="start" style:justify-single-word="false" fo:break-before="page"/>
      <style:text-properties officeooo:rsid="0003516a" officeooo:paragraph-rsid="0003516a"/>
    </style:style>
    <style:style style:name="P6" style:family="paragraph" style:parent-style-name="Text_20_body">
      <style:text-properties officeooo:rsid="0003516a" officeooo:paragraph-rsid="0003516a"/>
    </style:style>
    <style:style style:name="P7" style:family="paragraph" style:parent-style-name="Text_20_body">
      <style:text-properties officeooo:paragraph-rsid="0003516a"/>
    </style:style>
    <style:style style:name="P8" style:family="paragraph" style:parent-style-name="Text_20_body">
      <style:text-properties officeooo:rsid="0004dc4a" officeooo:paragraph-rsid="0004dc4a"/>
    </style:style>
    <style:style style:name="P9" style:family="paragraph" style:parent-style-name="Text_20_body">
      <style:text-properties officeooo:paragraph-rsid="0004dc4a"/>
    </style:style>
    <style:style style:name="P10" style:family="paragraph" style:parent-style-name="Text_20_body">
      <style:text-properties officeooo:rsid="00059ab4" officeooo:paragraph-rsid="00059ab4"/>
    </style:style>
    <style:style style:name="P11" style:family="paragraph" style:parent-style-name="Text_20_body">
      <style:text-properties officeooo:rsid="0008cb73" officeooo:paragraph-rsid="0008cb73"/>
    </style:style>
    <style:style style:name="P12" style:family="paragraph" style:parent-style-name="Text_20_body">
      <style:text-properties officeooo:paragraph-rsid="0008cb73"/>
    </style:style>
    <style:style style:name="P13" style:family="paragraph" style:parent-style-name="Text_20_body">
      <style:paragraph-properties fo:line-height="100%" fo:text-align="end" style:justify-single-word="false"/>
      <style:text-properties officeooo:paragraph-rsid="0008cb73"/>
    </style:style>
    <style:style style:name="P14" style:family="paragraph" style:parent-style-name="Text_20_body">
      <style:text-properties officeooo:rsid="001f1134" officeooo:paragraph-rsid="0008cb73"/>
    </style:style>
    <style:style style:name="P15" style:family="paragraph" style:parent-style-name="Text_20_body">
      <style:text-properties officeooo:rsid="000a28d9" officeooo:paragraph-rsid="000a28d9"/>
    </style:style>
    <style:style style:name="P16" style:family="paragraph" style:parent-style-name="Text_20_body">
      <style:text-properties officeooo:rsid="000c01a5" officeooo:paragraph-rsid="000c01a5"/>
    </style:style>
    <style:style style:name="P17" style:family="paragraph" style:parent-style-name="Text_20_body">
      <style:text-properties officeooo:rsid="000c19a9" officeooo:paragraph-rsid="000c19a9"/>
    </style:style>
    <style:style style:name="P18" style:family="paragraph" style:parent-style-name="Text_20_body">
      <style:text-properties officeooo:rsid="000cc49b" officeooo:paragraph-rsid="000cc49b"/>
    </style:style>
    <style:style style:name="P19" style:family="paragraph" style:parent-style-name="Text_20_body" style:list-style-name="L1">
      <style:text-properties officeooo:rsid="0003516a" officeooo:paragraph-rsid="0003516a"/>
    </style:style>
    <style:style style:name="P20" style:family="paragraph" style:parent-style-name="Text_20_body" style:list-style-name="L1">
      <style:text-properties officeooo:rsid="0008cb73" officeooo:paragraph-rsid="0008cb73"/>
    </style:style>
    <style:style style:name="P21" style:family="paragraph" style:parent-style-name="Text_20_body" style:list-style-name="L2">
      <style:text-properties officeooo:rsid="0008cb73" officeooo:paragraph-rsid="0008cb73"/>
    </style:style>
    <style:style style:name="P22" style:family="paragraph" style:parent-style-name="Text_20_body">
      <style:text-properties officeooo:rsid="0008cb73" officeooo:paragraph-rsid="0008cb73"/>
    </style:style>
    <style:style style:name="P23" style:family="paragraph" style:parent-style-name="Text_20_body" style:list-style-name="L2">
      <style:text-properties officeooo:paragraph-rsid="0008cb73"/>
    </style:style>
    <style:style style:name="P24" style:family="paragraph" style:parent-style-name="Text_20_body" style:list-style-name="L2">
      <style:text-properties officeooo:rsid="001f1134" officeooo:paragraph-rsid="0008cb73"/>
    </style:style>
    <style:style style:name="P25" style:family="paragraph" style:parent-style-name="Text_20_body" style:list-style-name="L2">
      <style:text-properties officeooo:rsid="000c01a5" officeooo:paragraph-rsid="000c01a5"/>
    </style:style>
    <style:style style:name="P26" style:family="paragraph" style:parent-style-name="Text_20_body" style:list-style-name="L3">
      <style:text-properties officeooo:rsid="000cc49b" officeooo:paragraph-rsid="000cc49b"/>
    </style:style>
    <style:style style:name="P27" style:family="paragraph" style:parent-style-name="Text_20_body" style:list-style-name="L2">
      <style:text-properties officeooo:rsid="000cc49b" officeooo:paragraph-rsid="000cc49b"/>
    </style:style>
    <style:style style:name="P28" style:family="paragraph" style:parent-style-name="Text_20_body">
      <style:text-properties officeooo:rsid="00059ab4" officeooo:paragraph-rsid="00059ab4"/>
    </style:style>
    <style:style style:name="P29" style:family="paragraph" style:parent-style-name="Text_20_body">
      <style:text-properties officeooo:rsid="00100539" officeooo:paragraph-rsid="00100539"/>
    </style:style>
    <style:style style:name="P30" style:family="paragraph" style:parent-style-name="Text_20_body" style:list-style-name="L2">
      <style:text-properties officeooo:rsid="00116850" officeooo:paragraph-rsid="00116850"/>
    </style:style>
    <style:style style:name="P31" style:family="paragraph" style:parent-style-name="Text_20_body">
      <style:text-properties officeooo:rsid="00116850" officeooo:paragraph-rsid="00116850"/>
    </style:style>
    <style:style style:name="P32" style:family="paragraph" style:parent-style-name="Text_20_body">
      <style:text-properties officeooo:rsid="0015fda2" officeooo:paragraph-rsid="0015fda2"/>
    </style:style>
    <style:style style:name="P33" style:family="paragraph" style:parent-style-name="Text_20_body" style:list-style-name="L2">
      <style:text-properties officeooo:rsid="0015fda2" officeooo:paragraph-rsid="0015fda2"/>
    </style:style>
    <style:style style:name="P34" style:family="paragraph" style:parent-style-name="Text_20_body">
      <style:text-properties officeooo:paragraph-rsid="0008cb73"/>
    </style:style>
    <style:style style:name="P35" style:family="paragraph" style:parent-style-name="Text_20_body" style:list-style-name="L2">
      <style:text-properties officeooo:rsid="001644a9" officeooo:paragraph-rsid="001644a9"/>
    </style:style>
    <style:style style:name="P36" style:family="paragraph" style:parent-style-name="Text_20_body">
      <style:text-properties officeooo:rsid="001644a9" officeooo:paragraph-rsid="001644a9"/>
    </style:style>
    <style:style style:name="P37" style:family="paragraph" style:parent-style-name="Text_20_body">
      <style:text-properties officeooo:rsid="001764c0" officeooo:paragraph-rsid="001764c0"/>
    </style:style>
    <style:style style:name="P38" style:family="paragraph" style:parent-style-name="Text_20_body" style:list-style-name="L1">
      <style:paragraph-properties fo:break-before="page"/>
      <style:text-properties officeooo:rsid="0003516a" officeooo:paragraph-rsid="0003516a"/>
    </style:style>
    <style:style style:name="P39" style:family="paragraph" style:parent-style-name="Heading_20_1">
      <style:text-properties officeooo:rsid="0003516a" officeooo:paragraph-rsid="0003516a"/>
    </style:style>
    <style:style style:name="P40" style:family="paragraph" style:parent-style-name="Heading_20_1">
      <style:text-properties officeooo:rsid="0004dc4a" officeooo:paragraph-rsid="0004dc4a"/>
    </style:style>
    <style:style style:name="P41" style:family="paragraph" style:parent-style-name="Heading_20_1">
      <style:paragraph-properties fo:break-before="page"/>
    </style:style>
    <style:style style:name="P42" style:family="paragraph" style:parent-style-name="Heading_20_1">
      <style:paragraph-properties fo:break-before="page"/>
      <style:text-properties officeooo:rsid="001764c0" officeooo:paragraph-rsid="001764c0"/>
    </style:style>
    <style:style style:name="P43" style:family="paragraph" style:parent-style-name="Heading_20_3" style:list-style-name=""/>
    <style:style style:name="P44" style:family="paragraph" style:parent-style-name="Heading_20_3" style:list-style-name=""/>
    <style:style style:name="P45" style:family="paragraph" style:parent-style-name="Heading_20_3">
      <style:text-properties officeooo:paragraph-rsid="0008cb73"/>
    </style:style>
    <style:style style:name="P46" style:family="paragraph" style:parent-style-name="Heading_20_3">
      <style:paragraph-properties fo:break-before="page"/>
    </style:style>
    <style:style style:name="P47" style:family="paragraph" style:parent-style-name="Standard">
      <style:text-properties officeooo:paragraph-rsid="0008cb73"/>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0c19a9"/>
    </style:style>
    <style:style style:name="T2" style:family="text">
      <style:text-properties officeooo:rsid="00100539"/>
    </style:style>
    <style:style style:name="T3" style:family="text">
      <style:text-properties officeooo:rsid="00116850"/>
    </style:style>
    <style:style style:name="T4" style:family="text">
      <style:text-properties officeooo:rsid="001644a9"/>
    </style:style>
    <style:style style:name="T5" style:family="text">
      <style:text-properties fo:font-size="10pt" fo:font-style="italic" officeooo:rsid="00142a4b" style:font-size-asian="10pt" style:font-style-asian="italic" style:font-size-complex="10pt" style:font-style-complex="italic"/>
    </style:style>
    <style:style style:name="T6" style:family="text">
      <style:text-properties fo:font-size="10pt" fo:font-style="italic" officeooo:rsid="001644a9" style:font-size-asian="10pt" style:font-style-asian="italic" style:font-size-complex="10pt" style:font-style-complex="italic"/>
    </style:style>
    <style:style style:name="T7" style:family="text">
      <style:text-properties fo:font-size="10pt" fo:font-style="italic" officeooo:rsid="0012e063" style:font-size-asian="10pt" style:font-style-asian="italic" style:font-size-complex="10pt" style:font-style-complex="italic"/>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Eindwerk – Programmeren 4</text:p>
      <text:p text:style-name="Title">Analyse</text:p>
      <text:p text:style-name="Title"/>
      <text:p text:style-name="Title">Weight Analysis and Invoicing System</text:p>
      <text:table-of-content text:style-name="Sect1" text:protected="true" text:name="Table of Contents1">
        <text:table-of-content-source text:outline-level="3">
          <text:index-title-template text:style-name="Contents_20_Heading">Inhoud</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Inhoud</text:p>
          </text:index-title>
          <text:p text:style-name="P48"><text:a xlink:type="simple" xlink:href="#__RefHeading__810_27703721" text:style-name="Index_20_Link" text:visited-style-name="Index_20_Link">Probleemomschrijving<text:tab/>3</text:a></text:p>
          <text:p text:style-name="P48"><text:a xlink:type="simple" xlink:href="#__RefHeading__812_27703721" text:style-name="Index_20_Link" text:visited-style-name="Index_20_Link">Oplossingsvoorstel<text:tab/>3</text:a></text:p>
          <text:p text:style-name="P48"><text:a xlink:type="simple" xlink:href="#__RefHeading__814_27703721" text:style-name="Index_20_Link" text:visited-style-name="Index_20_Link">Alternatieven<text:tab/>4</text:a></text:p>
          <text:p text:style-name="P48"><text:a xlink:type="simple" xlink:href="#__RefHeading__816_27703721" text:style-name="Index_20_Link" text:visited-style-name="Index_20_Link">Kwaliteitseisen<text:tab/>4</text:a></text:p>
          <text:p text:style-name="P48"><text:a xlink:type="simple" xlink:href="#__RefHeading__818_27703721" text:style-name="Index_20_Link" text:visited-style-name="Index_20_Link">Deployment<text:tab/>6</text:a></text:p>
          <text:p text:style-name="P48"><text:a xlink:type="simple" xlink:href="#__RefHeading__820_27703721" text:style-name="Index_20_Link" text:visited-style-name="Index_20_Link">Use Cases<text:tab/>6</text:a></text:p>
          <text:p text:style-name="P50"><text:a xlink:type="simple" xlink:href="#__RefHeading__822_27703721" text:style-name="Index_20_Link" text:visited-style-name="Index_20_Link">Inloggen<text:tab/>6</text:a></text:p>
          <text:p text:style-name="P50"><text:a xlink:type="simple" xlink:href="#__RefHeading__824_27703721" text:style-name="Index_20_Link" text:visited-style-name="Index_20_Link">Overzicht opvragen van de artikels<text:tab/>7</text:a></text:p>
          <text:p text:style-name="P50"><text:a xlink:type="simple" xlink:href="#__RefHeading__826_27703721" text:style-name="Index_20_Link" text:visited-style-name="Index_20_Link">Aanmaken van een Artikel<text:tab/>7</text:a></text:p>
          <text:p text:style-name="P50"><text:a xlink:type="simple" xlink:href="#__RefHeading__828_27703721" text:style-name="Index_20_Link" text:visited-style-name="Index_20_Link">Ingeven van een weging<text:tab/>8</text:a></text:p>
          <text:p text:style-name="P50"><text:a xlink:type="simple" xlink:href="#__RefHeading__830_27703721" text:style-name="Index_20_Link" text:visited-style-name="Index_20_Link">Aanmaken van leverbonnen (niet geïmplementeerd)<text:tab/>8</text:a></text:p>
          <text:p text:style-name="P50"><text:a xlink:type="simple" xlink:href="#__RefHeading__832_27703721" text:style-name="Index_20_Link" text:visited-style-name="Index_20_Link">Aanmaken van aankoopbonnen (niet geïmplementeerd)<text:tab/>9</text:a></text:p>
          <text:p text:style-name="P50"><text:a xlink:type="simple" xlink:href="#__RefHeading__834_27703721" text:style-name="Index_20_Link" text:visited-style-name="Index_20_Link">Aanmaken van facturen (niet geïmplementeerd)<text:tab/>9</text:a></text:p>
          <text:p text:style-name="P50"><text:a xlink:type="simple" xlink:href="#__RefHeading__836_27703721" text:style-name="Index_20_Link" text:visited-style-name="Index_20_Link">Aanmaken van klanten<text:tab/>10</text:a></text:p>
          <text:p text:style-name="P50"><text:a xlink:type="simple" xlink:href="#__RefHeading__838_27703721" text:style-name="Index_20_Link" text:visited-style-name="Index_20_Link">Aanpassen van klantgegevens<text:tab/>10</text:a></text:p>
        </text:index-body>
      </text:table-of-content>
      <text:p text:style-name="Text_20_body"/>
      <text:p text:style-name="P5"/>
      <text:h text:style-name="Heading_20_1" text:outline-level="1"><text:bookmark-start text:name="__RefHeading__810_27703721"/>Probleemomschrijving<text:bookmark-end text:name="__RefHeading__810_27703721"/></text:h>
      <text:p text:style-name="P6"/>
      <text:p text:style-name="P6">Toen mijn vriendin haar nieuwe zaak startte bleek al snel dat er nood was aan een digitaal opvolgingssysteem voor haar klanten en dat het bijhouden van de bestellingen ook geen evidentie was zonder hulp van een software pakket. Aangezien mijn vriendin niet genoeg ervaring heeft met spreadsheet programma's of databaseprogramma's zoals Excel en Access is het nodig om hier een specifiek aan haar noden aangepast pakket voor te voorzien.</text:p>
      <text:p text:style-name="P6"/>
      <text:p text:style-name="P6">Met het oog op haar zaak “Gezondheidscoach” is het ook zeer bijzondere en specifieke informatie die van de klanten dient bijgehouden te worden. Namelijk: gewicht, lengte, BMI, … Dit is niet zo voor de hand liggend en deze gegevens verandering bij elke meting.</text:p>
      <text:p text:style-name="P6"><text:line-break/>Ook het bestelsysteem heeft speciale eisen omdat er momenteel nog niet gewerkt wordt met een voorraad maar enkel op bestelling. Het moet dus eenvoudig zijn om van de klantenbestelbon een gepaste bestelbon voor de leverancier te maken.</text:p>
      <text:h text:style-name="P39" text:outline-level="1"><text:bookmark-start text:name="__RefHeading__812_27703721"/>Oplossingsvoorstel<text:bookmark-end text:name="__RefHeading__812_27703721"/></text:h>
      <text:p text:style-name="P7"/>
      <text:p text:style-name="P6">Het is de bedoeling dat ik een applicatie maak dat de volgende basisfunctionaliteit bevat:</text:p>
      <text:list xml:id="list5077422047653845474" text:style-name="L1">
        <text:list-item>
          <text:p text:style-name="P19">Klantenbeheer</text:p>
          <text:list>
            <text:list-item>
              <text:p text:style-name="P19">Ingeven en aanpassen van de basisklantgegevens (Naam, Adres, … )</text:p>
            </text:list-item>
            <text:list-item>
              <text:p text:style-name="P19">Opvolgen van de evolutie van de klant (gewicht, … )</text:p>
            </text:list-item>
            <text:list-item>
              <text:p text:style-name="P19">Het aanpassen van het te volgen voedingsprogramma</text:p>
            </text:list-item>
          </text:list>
        </text:list-item>
        <text:list-item>
          <text:p text:style-name="P19">Leverancierbeheer</text:p>
          <text:list>
            <text:list-item>
              <text:p text:style-name="P19">Ingeven van basisgegevens van de leverancier (Btw, Adres, … )</text:p>
            </text:list-item>
          </text:list>
        </text:list-item>
        <text:list-item>
          <text:p text:style-name="P19">Bestelbonnen</text:p>
          <text:list>
            <text:list-item>
              <text:p text:style-name="P19">Aan de hand van het voor de klant gewenste programma moet een bestelbon opgemaakt kunnen worden.</text:p>
            </text:list-item>
            <text:list-item>
              <text:p text:style-name="P19">Deze bonnen moeten eenvoudig afgedrukt kunnen worden en aangepast kunnen worden.</text:p>
            </text:list-item>
          </text:list>
        </text:list-item>
        <text:list-item>
          <text:p text:style-name="P19">Leveringsbonnen</text:p>
          <text:list>
            <text:list-item>
              <text:p text:style-name="P19">Deze kunnen aan de hand van de bestelbonnen gemaakt worden of manueel ingegeven worden. (Als er ooit uit voorraad verkocht wordt)</text:p>
            </text:list-item>
            <text:list-item>
              <text:p text:style-name="P38"/>
            </text:list-item>
          </text:list>
        </text:list-item>
        <text:list-item>
          <text:p text:style-name="P19">Facturen</text:p>
          <text:list>
            <text:list-item>
              <text:p text:style-name="P19">Deze kunnen niet manueel gemaakt worden en moeten altijd gebaseerd zijn op leverbonnen. (Levering = betalen)</text:p>
            </text:list-item>
          </text:list>
        </text:list-item>
        <text:list-item>
          <text:p text:style-name="P20">Artikelbeheer</text:p>
          <text:list>
            <text:list-item>
              <text:p text:style-name="P20">Er moet een manier zijn om alle artikels in een overzichtelijk scherm te zien te krijgen.</text:p>
            </text:list-item>
            <text:list-item>
              <text:p text:style-name="P20">De gegevens moeten eenvoudig aangepast kunnen worden.</text:p>
            </text:list-item>
            <text:list-item>
              <text:p text:style-name="P20">Er moeten ook zeer snel gegevens bijgevoegd kunnen worden.</text:p>
              <text:p text:style-name="P20"/>
            </text:list-item>
          </text:list>
        </text:list-item>
        <text:list-item>
          <text:p text:style-name="P19">Aankopen</text:p>
          <text:list>
            <text:list-item>
              <text:p text:style-name="P19">Maken van aankoopbonnen</text:p>
            </text:list-item>
            <text:list-item>
              <text:p text:style-name="P19">Aan de hand van de bestelbonnen moet ook een aankoopbon gegenereerd kunnen worden.</text:p>
            </text:list-item>
          </text:list>
        </text:list-item>
        <text:list-item>
          <text:p text:style-name="P19">Nice-to-have's</text:p>
          <text:list>
            <text:list-item>
              <text:p text:style-name="P19">Een website waar de klant zijn vooruitgang kan bekijken / contact kan opnemen met de gezondheidscoach voor advies.</text:p>
            </text:list-item>
            <text:list-item>
              <text:p text:style-name="P19">Een directe link naar de website van de leverancier om zo eenvoudig bestellingen te kunnen doen.</text:p>
            </text:list-item>
            <text:list-item>
              <text:p text:style-name="P19">Een webinterface om vanaf overal bestellingen te kunnen doen</text:p>
            </text:list-item>
            <text:list-item>
              <text:p text:style-name="P19">Meldingssysteem voor de coach als er wachtende berichten / vragen zijn van klanten.<text:line-break/></text:p>
            </text:list-item>
          </text:list>
        </text:list-item>
      </text:list>
      <text:h text:style-name="P39" text:outline-level="1"><text:bookmark-start text:name="__RefHeading__814_27703721"/>Alternatieven<text:bookmark-end text:name="__RefHeading__814_27703721"/></text:h>
      <text:p text:style-name="P7"/>
      <text:p text:style-name="P8">Door de uniekheid van de noden van een gezondheidscoach heb ik geen alternatieven voor dit programma gevonden.</text:p>
      <text:p text:style-name="P8"/>
      <text:h text:style-name="P40" text:outline-level="1"><text:bookmark-start text:name="__RefHeading__816_27703721"/>Kwaliteitseisen<text:bookmark-end text:name="__RefHeading__816_27703721"/></text:h>
      <text:p text:style-name="P9"/>
      <text:p text:style-name="P8">De applicatie moet snel en eenvoudig in gebruik zijn. Er zal gebruik gemaakt worden van een MySQL database om de data bij te houden. Deze database zal in eerste instantie lokaal bijgehouden worden voor de ontwikkeling maar met het oog op de website waar klanten hun gegevens kunnen bijhouden is het zeker de bedoeling dat dit ook online te plaatsen valt. De database moet dus ook beveiligd zijn.</text:p>
      <text:p text:style-name="P8">Bij programmafouten mag het programma niet crashen maar moet er aan errorhandling gedaan <text:soft-page-break/>worden zodat de gebruiker een idee heeft van wat er misgaat en de programmeur ook kan ingrijpen wanneer nodig. Indien er toch een fatal error gebeurt moet de gebruiker de keuze krijgen om het programma al dan niet terug op te starten.</text:p>
      <text:h text:style-name="P41" text:outline-level="1"><text:bookmark-start text:name="__RefHeading__818_27703721"/>Deployment<text:bookmark-end text:name="__RefHeading__818_27703721"/></text:h>
      <text:p text:style-name="Text_20_body"/>
      <text:p text:style-name="P10">De deployment van de software zal uit twee zaken bestaan:</text:p>
      <text:p text:style-name="P10">De installatie van de MySQL database. Dit dient in geval van de online versie maar eenmaal te gebeuren en zo kan iedereen hierop inloggen. <text:s/></text:p>
      <text:p text:style-name="P10">Lokale installatie van de applicatie (java installatie + uitvoeren van het programma) <text:span text:style-name="T2">voor administratief beheer (aanmaken van users != klanten)</text:span>. Er zal slechts beperkte configuratie nodig zijn: Koppelen van de applicatie aan de gewenste databank. Het aanmaken van de initiële gebruiker.</text:p>
      <text:p text:style-name="P29">Het merendeel van de zaken zal gebeuren via een gestroomlijnde webinterface</text:p>
      <text:p text:style-name="P10"/>
      <text:h text:style-name="Heading_20_1" text:outline-level="1"><text:bookmark-start text:name="__RefHeading__820_27703721"/>Use Cases<text:bookmark-end text:name="__RefHeading__820_27703721"/></text:h>
      <text:p text:style-name="P6"/>
      <text:h text:style-name="Heading_20_3" text:outline-level="3"><text:bookmark-start text:name="__RefHeading__822_27703721"/>Inloggen<text:bookmark-end text:name="__RefHeading__822_27703721"/></text:h>
      <text:p text:style-name="P11"/>
      <table:table table:name="Table1" table:style-name="Table1">
        <table:table-column table:style-name="Table1.A"/>
        <table:table-column table:style-name="Table1.B"/>
        <table:table-column table:style-name="Table1.C"/>
        <table:table-row table:style-name="Table1.1">
          <table:table-cell office:value-type="string">
            <text:p text:style-name="P13">Use case naam:</text:p>
          </table:table-cell>
          <table:table-cell office:value-type="string">
            <text:p text:style-name="P12"/>
          </table:table-cell>
          <table:table-cell office:value-type="string">
            <text:p text:style-name="P12">Inloggen</text:p>
          </table:table-cell>
        </table:table-row>
        <table:table-row>
          <table:table-cell office:value-type="string">
            <text:p text:style-name="P13">Actoren:</text:p>
          </table:table-cell>
          <table:table-cell office:value-type="string">
            <text:p text:style-name="P12"/>
          </table:table-cell>
          <table:table-cell office:value-type="string">
            <text:p text:style-name="P12">Gebruiker</text:p>
          </table:table-cell>
        </table:table-row>
        <table:table-row>
          <table:table-cell office:value-type="string">
            <text:p text:style-name="P13">Entry Conditie:</text:p>
          </table:table-cell>
          <table:table-cell office:value-type="string">
            <text:p text:style-name="P12"/>
          </table:table-cell>
          <table:table-cell office:value-type="string">
            <text:p text:style-name="P11">Het programma wordt gestart.</text:p>
          </table:table-cell>
        </table:table-row>
        <table:table-row>
          <table:table-cell office:value-type="string">
            <text:p text:style-name="P13">Stappen:</text:p>
          </table:table-cell>
          <table:table-cell office:value-type="string">
            <text:p text:style-name="P12"/>
          </table:table-cell>
          <table:table-cell office:value-type="string">
            <text:list xml:id="list3820158414237254262" text:style-name="L2">
              <text:list-item>
                <text:p text:style-name="P23">Het inlogscherm wordt weergegeven</text:p>
              </text:list-item>
              <text:list-item>
                <text:p text:style-name="P24">De gebruiker geeft zijn gebruikersnaam en wachtwoord in</text:p>
              </text:list-item>
              <text:list-item>
                <text:p text:style-name="P24">De applicatie zoekt de ingevoerde gegevens op in de database</text:p>
              </text:list-item>
              <text:list-item>
                <text:p text:style-name="P24">Indien de gegevens correct zijn zal het hoofdscherm getoond worden.</text:p>
              </text:list-item>
              <text:list-item>
                <text:p text:style-name="P24">Bij foutieve ingave geeft de applicatie een waarschuwing en keert terug naar het inlogscherm</text:p>
              </text:list-item>
            </text:list>
          </table:table-cell>
        </table:table-row>
        <table:table-row>
          <table:table-cell office:value-type="string">
            <text:p text:style-name="P13">Exit conditie:</text:p>
          </table:table-cell>
          <table:table-cell office:value-type="string">
            <text:p text:style-name="P12"/>
          </table:table-cell>
          <table:table-cell office:value-type="string">
            <text:p text:style-name="P14">Er wordt correct ingelogd of de gebruiker kiest ervoor om dit scherm te sluiten</text:p>
          </table:table-cell>
        </table:table-row>
      </table:table>
      <text:p text:style-name="P11"/>
      <text:h text:style-name="P43" text:outline-level="3"/>
      <text:h text:style-name="P46" text:outline-level="3"><text:bookmark-start text:name="__RefHeading__824_27703721"/>Overzicht opvragen van de artikels<text:bookmark-end text:name="__RefHeading__824_27703721"/></text:h>
      <text:p text:style-name="P12"/>
      <table:table table:name="Table9" table:style-name="Table9">
        <table:table-column table:style-name="Table9.A"/>
        <table:table-column table:style-name="Table9.B"/>
        <table:table-column table:style-name="Table9.C"/>
        <table:table-row table:style-name="Table9.1">
          <table:table-cell office:value-type="string">
            <text:p text:style-name="P13">Use case naam:</text:p>
          </table:table-cell>
          <table:table-cell office:value-type="string">
            <text:p text:style-name="P12"/>
          </table:table-cell>
          <table:table-cell office:value-type="string">
            <text:p text:style-name="P11">Overzicht artikels opvragen</text:p>
          </table:table-cell>
        </table:table-row>
        <table:table-row>
          <table:table-cell office:value-type="string">
            <text:p text:style-name="P13">Actoren:</text:p>
          </table:table-cell>
          <table:table-cell office:value-type="string">
            <text:p text:style-name="P12"/>
          </table:table-cell>
          <table:table-cell office:value-type="string">
            <text:p text:style-name="P12">Gebruiker</text:p>
          </table:table-cell>
        </table:table-row>
        <table:table-row>
          <table:table-cell office:value-type="string">
            <text:p text:style-name="P13">Entry Conditie:</text:p>
          </table:table-cell>
          <table:table-cell office:value-type="string">
            <text:p text:style-name="P12"/>
          </table:table-cell>
          <table:table-cell office:value-type="string">
            <text:p text:style-name="P11">Er wordt op de knop <text:span text:style-name="T4">overzicht producten geklikt</text:span></text:p>
          </table:table-cell>
        </table:table-row>
        <table:table-row>
          <table:table-cell office:value-type="string">
            <text:p text:style-name="P13">Stappen:</text:p>
          </table:table-cell>
          <table:table-cell office:value-type="string">
            <text:p text:style-name="P12"/>
          </table:table-cell>
          <table:table-cell office:value-type="string">
            <text:list xml:id="list171708128173460" text:continue-numbering="true" text:style-name="L2">
              <text:list-item>
                <text:p text:style-name="P21">Het systeem gaat in de database de artikels ophalen</text:p>
              </text:list-item>
              <text:list-item>
                <text:p text:style-name="P35">De artikels worden weergegeven op volgorde van ID.</text:p>
              </text:list-item>
              <text:list-item>
                <text:p text:style-name="P21">De artikels worden weergegeven op het scherm.</text:p>
                <text:p text:style-name="P21"/>
              </text:list-item>
            </text:list>
          </table:table-cell>
        </table:table-row>
        <table:table-row>
          <table:table-cell office:value-type="string">
            <text:p text:style-name="P13">Exit conditie:</text:p>
          </table:table-cell>
          <table:table-cell office:value-type="string">
            <text:p text:style-name="P12"/>
          </table:table-cell>
          <table:table-cell office:value-type="string">
            <text:p text:style-name="P11">De artikels zijn weergegeven op het scherm.</text:p>
          </table:table-cell>
        </table:table-row>
      </table:table>
      <text:h text:style-name="P45" text:outline-level="3"><text:bookmark-start text:name="__RefHeading__826_27703721"/>Aanmaken van een Artikel<text:bookmark-end text:name="__RefHeading__826_27703721"/></text:h>
      <text:p text:style-name="P11"/>
      <table:table table:name="Table2" table:style-name="Table2">
        <table:table-column table:style-name="Table2.A"/>
        <table:table-column table:style-name="Table2.B"/>
        <table:table-column table:style-name="Table2.C"/>
        <table:table-row table:style-name="Table2.1">
          <table:table-cell office:value-type="string">
            <text:p text:style-name="P13">Use case naam:</text:p>
          </table:table-cell>
          <table:table-cell office:value-type="string">
            <text:p text:style-name="P12"/>
          </table:table-cell>
          <table:table-cell office:value-type="string">
            <text:p text:style-name="P11">Aanmaken van een Artikel</text:p>
          </table:table-cell>
        </table:table-row>
        <table:table-row>
          <table:table-cell office:value-type="string">
            <text:p text:style-name="P13">Actoren:</text:p>
          </table:table-cell>
          <table:table-cell office:value-type="string">
            <text:p text:style-name="P12"/>
          </table:table-cell>
          <table:table-cell office:value-type="string">
            <text:p text:style-name="P12">Gebruiker</text:p>
          </table:table-cell>
        </table:table-row>
        <table:table-row>
          <table:table-cell office:value-type="string">
            <text:p text:style-name="P13">Entry Conditie:</text:p>
          </table:table-cell>
          <table:table-cell office:value-type="string">
            <text:p text:style-name="P12"/>
          </table:table-cell>
          <table:table-cell office:value-type="string">
            <text:p text:style-name="P11">Er wordt op de knop om een nieuw artikel aan te maken geklikt.</text:p>
          </table:table-cell>
        </table:table-row>
        <table:table-row>
          <table:table-cell office:value-type="string">
            <text:p text:style-name="P13">Stappen:</text:p>
          </table:table-cell>
          <table:table-cell office:value-type="string">
            <text:p text:style-name="P12"/>
          </table:table-cell>
          <table:table-cell office:value-type="string">
            <text:list xml:id="list171708143178823" text:continue-numbering="true" text:style-name="L2">
              <text:list-item>
                <text:p text:style-name="P33">De productlijnen en productcategorieen worden opgezocht en opgeslagen in lijsten.</text:p>
              </text:list-item>
              <text:list-item>
                <text:p text:style-name="P33">De webpagina voor het ingeven van een nieuw product wordt weergegeven</text:p>
              </text:list-item>
              <text:list-item>
                <text:p text:style-name="P33">Er wordt gecontroleerd of alle gegevens ingevuld zijn.</text:p>
              </text:list-item>
              <text:list-item>
                <text:p text:style-name="P33">Het product wordt aangemaakt als er op de knop geklikt wordt.</text:p>
              </text:list-item>
            </text:list>
          </table:table-cell>
        </table:table-row>
        <table:table-row>
          <table:table-cell office:value-type="string">
            <text:p text:style-name="P13">Exit conditie:</text:p>
          </table:table-cell>
          <table:table-cell office:value-type="string">
            <text:p text:style-name="P12"/>
          </table:table-cell>
          <table:table-cell office:value-type="string">
            <text:p text:style-name="P32">Het product is aangemaakt en de website gaat terug naar het productoverzicht.</text:p>
          </table:table-cell>
        </table:table-row>
      </table:table>
      <text:p text:style-name="P11"/>
      <text:h text:style-name="P43" text:outline-level="3"/>
      <text:h text:style-name="P46" text:outline-level="3"><text:bookmark-start text:name="__RefHeading__828_27703721"/>Ingeven van een weging<text:bookmark-end text:name="__RefHeading__828_27703721"/></text:h>
      <text:p text:style-name="P11"/>
      <table:table table:name="Table3" table:style-name="Table3">
        <table:table-column table:style-name="Table3.A"/>
        <table:table-column table:style-name="Table3.B"/>
        <table:table-column table:style-name="Table3.C"/>
        <table:table-row table:style-name="Table3.1">
          <table:table-cell office:value-type="string">
            <text:p text:style-name="P13">Use case naam:</text:p>
          </table:table-cell>
          <table:table-cell office:value-type="string">
            <text:p text:style-name="P12"/>
          </table:table-cell>
          <table:table-cell office:value-type="string">
            <text:p text:style-name="P32">Ingeven van een weging</text:p>
          </table:table-cell>
        </table:table-row>
        <table:table-row>
          <table:table-cell office:value-type="string">
            <text:p text:style-name="P13">Actoren:</text:p>
          </table:table-cell>
          <table:table-cell office:value-type="string">
            <text:p text:style-name="P12"/>
          </table:table-cell>
          <table:table-cell office:value-type="string">
            <text:p text:style-name="P32">Gebruiker</text:p>
          </table:table-cell>
        </table:table-row>
        <table:table-row>
          <table:table-cell office:value-type="string">
            <text:p text:style-name="P13">Entry Conditie:</text:p>
          </table:table-cell>
          <table:table-cell office:value-type="string">
            <text:p text:style-name="P12"/>
          </table:table-cell>
          <table:table-cell office:value-type="string">
            <text:p text:style-name="P32">Er wordt voor nieuwe meting gekozen in het klantendetail scherm</text:p>
          </table:table-cell>
        </table:table-row>
        <table:table-row>
          <table:table-cell office:value-type="string">
            <text:p text:style-name="P13">Stappen:</text:p>
          </table:table-cell>
          <table:table-cell office:value-type="string">
            <text:p text:style-name="P12"/>
          </table:table-cell>
          <table:table-cell office:value-type="string">
            <text:list xml:id="list171708143171075" text:continue-numbering="true" text:style-name="L2">
              <text:list-item>
                <text:p text:style-name="P33">De pagina voor de nieuwe meting wordt getoond.</text:p>
              </text:list-item>
              <text:list-item>
                <text:p text:style-name="P33">De gegevens worden ingevuld door de gezondheidscoach die de meting heeft uitgevoerd.</text:p>
              </text:list-item>
              <text:list-item>
                <text:p text:style-name="P33">Er wordt gecontroleerd of alle gegevens ingevuld zijn.</text:p>
              </text:list-item>
              <text:list-item>
                <text:p text:style-name="P33">De weging wordt toegevoegd aan de database.</text:p>
              </text:list-item>
            </text:list>
          </table:table-cell>
        </table:table-row>
        <table:table-row>
          <table:table-cell office:value-type="string">
            <text:p text:style-name="P13">Exit conditie:</text:p>
          </table:table-cell>
          <table:table-cell office:value-type="string">
            <text:p text:style-name="P12"/>
          </table:table-cell>
          <table:table-cell office:value-type="string">
            <text:p text:style-name="P32">Het detailscherm van de klant wordt opnieuw weergegeven met de nieuwe meting.</text:p>
          </table:table-cell>
        </table:table-row>
      </table:table>
      <text:p text:style-name="P11"/>
      <text:h text:style-name="Heading_20_3" text:outline-level="3"><text:bookmark-start text:name="__RefHeading__830_27703721"/>Aanmaken van <text:s/>leverbonnen <text:span text:style-name="T5">(niet geïmplementeerd)</text:span><text:bookmark-end text:name="__RefHeading__830_27703721"/></text:h>
      <text:p text:style-name="P11"/>
      <table:table table:name="Table4" table:style-name="Table4">
        <table:table-column table:style-name="Table4.A"/>
        <table:table-column table:style-name="Table4.B"/>
        <table:table-column table:style-name="Table4.C"/>
        <table:table-row table:style-name="Table4.1">
          <table:table-cell office:value-type="string">
            <text:p text:style-name="P13">Use case naam:</text:p>
          </table:table-cell>
          <table:table-cell office:value-type="string">
            <text:p text:style-name="P12"/>
          </table:table-cell>
          <table:table-cell office:value-type="string">
            <text:p text:style-name="P15">Aanmaken van leverbonnen</text:p>
          </table:table-cell>
        </table:table-row>
        <table:table-row>
          <table:table-cell office:value-type="string">
            <text:p text:style-name="P13">Actoren:</text:p>
          </table:table-cell>
          <table:table-cell office:value-type="string">
            <text:p text:style-name="P12"/>
          </table:table-cell>
          <table:table-cell office:value-type="string">
            <text:p text:style-name="P16">Gebruiker</text:p>
          </table:table-cell>
        </table:table-row>
        <table:table-row>
          <table:table-cell office:value-type="string">
            <text:p text:style-name="P13">Entry Conditie:</text:p>
          </table:table-cell>
          <table:table-cell office:value-type="string">
            <text:p text:style-name="P12"/>
          </table:table-cell>
          <table:table-cell office:value-type="string">
            <text:p text:style-name="P16">Er wordt op de knop “nieuwe leverbon” geklikt</text:p>
          </table:table-cell>
        </table:table-row>
        <table:table-row>
          <table:table-cell office:value-type="string">
            <text:p text:style-name="P13">Stappen:</text:p>
          </table:table-cell>
          <table:table-cell office:value-type="string">
            <text:p text:style-name="P12"/>
          </table:table-cell>
          <table:table-cell office:value-type="string">
            <text:list xml:id="list171708143161028" text:continue-numbering="true" text:style-name="L2">
              <text:list-item>
                <text:p text:style-name="P25">Er wordt in de database gezocht naar het laatste leverbonnr en er wordt een sequentieel nummer aan toegekend (is niet id)</text:p>
              </text:list-item>
              <text:list-item>
                <text:p text:style-name="P25">De leveranciersgegevens worden opgezocht (adhv de huidige gebruiker)</text:p>
              </text:list-item>
              <text:list-item>
                <text:p text:style-name="P25">De klantendatabase wordt geladen zodat de klant gekozen kan worden.</text:p>
              </text:list-item>
              <text:list-item>
                <text:p text:style-name="P25">Asynchroon wordt ook de artikeldatabase geladen zodat het zoeken van de verschillende producten snel kan gaan.</text:p>
              </text:list-item>
            </text:list>
          </table:table-cell>
        </table:table-row>
        <table:table-row>
          <table:table-cell office:value-type="string">
            <text:p text:style-name="P13">Exit conditie:</text:p>
          </table:table-cell>
          <table:table-cell office:value-type="string">
            <text:p text:style-name="P12"/>
          </table:table-cell>
          <table:table-cell office:value-type="string">
            <text:p text:style-name="P16">Het leverbonscherm wordt getoond.</text:p>
          </table:table-cell>
        </table:table-row>
      </table:table>
      <text:p text:style-name="P11"/>
      <text:p text:style-name="P11"/>
      <text:h text:style-name="P46" text:outline-level="3"><text:bookmark-start text:name="__RefHeading__832_27703721"/>Aanmaken van aankoopbonnen <text:span text:style-name="T5">(niet </text:span><text:span text:style-name="T6">geïmplementeerd</text:span><text:span text:style-name="T5">)</text:span><text:bookmark-end text:name="__RefHeading__832_27703721"/></text:h>
      <text:p text:style-name="P11"/>
      <table:table table:name="Table5" table:style-name="Table5">
        <table:table-column table:style-name="Table5.A"/>
        <table:table-column table:style-name="Table5.B"/>
        <table:table-column table:style-name="Table5.C"/>
        <table:table-row table:style-name="Table5.1">
          <table:table-cell office:value-type="string">
            <text:p text:style-name="P13">Use case naam:</text:p>
          </table:table-cell>
          <table:table-cell office:value-type="string">
            <text:p text:style-name="P12"/>
          </table:table-cell>
          <table:table-cell office:value-type="string">
            <text:p text:style-name="P15">Aanmaken van aankoopbonnen</text:p>
          </table:table-cell>
        </table:table-row>
        <table:table-row>
          <table:table-cell office:value-type="string">
            <text:p text:style-name="P13">Actoren:</text:p>
          </table:table-cell>
          <table:table-cell office:value-type="string">
            <text:p text:style-name="P12"/>
          </table:table-cell>
          <table:table-cell office:value-type="string">
            <text:p text:style-name="P16">Gebruiker</text:p>
          </table:table-cell>
        </table:table-row>
        <table:table-row>
          <table:table-cell office:value-type="string">
            <text:p text:style-name="P13">Entry Conditie:</text:p>
          </table:table-cell>
          <table:table-cell office:value-type="string">
            <text:p text:style-name="P12"/>
          </table:table-cell>
          <table:table-cell office:value-type="string">
            <text:p text:style-name="P16">Er wordt op de knop nieuwe aankoopbon geklikt.</text:p>
          </table:table-cell>
        </table:table-row>
        <table:table-row>
          <table:table-cell office:value-type="string">
            <text:p text:style-name="P13">Stappen:</text:p>
          </table:table-cell>
          <table:table-cell office:value-type="string">
            <text:p text:style-name="P12"/>
          </table:table-cell>
          <table:table-cell office:value-type="string">
            <text:list xml:id="list171708159168407" text:continue-numbering="true" text:style-name="L2">
              <text:list-item>
                <text:p text:style-name="P25">De klant<text:span text:style-name="T1">gegevens</text:span> <text:span text:style-name="T1">worden</text:span> automatisch aangevuld adhv de usergegevens</text:p>
              </text:list-item>
              <text:list-item>
                <text:p text:style-name="P25">De leverancierdatabase wordt geladen zodat de juiste leverancier gekozen kan worden.</text:p>
              </text:list-item>
              <text:list-item>
                <text:p text:style-name="P25">De artikels <text:span text:style-name="T1">worden na het kiezen van de leverancier geladen. Zo hoeven enkel de artikels die beschikbaar zijn bij die bepaalde leverancier ingeladen worden.</text:span></text:p>
              </text:list-item>
            </text:list>
          </table:table-cell>
        </table:table-row>
        <table:table-row>
          <table:table-cell office:value-type="string">
            <text:p text:style-name="P13">Exit conditie:</text:p>
          </table:table-cell>
          <table:table-cell office:value-type="string">
            <text:p text:style-name="P12"/>
          </table:table-cell>
          <table:table-cell office:value-type="string">
            <text:p text:style-name="P17">Het aankoopbonnenscherm wordt weergegeven.</text:p>
          </table:table-cell>
        </table:table-row>
      </table:table>
      <text:p text:style-name="P11"/>
      <text:h text:style-name="Heading_20_3" text:outline-level="3"><text:bookmark-start text:name="__RefHeading__834_27703721"/>Aanmaken van facturen <text:span text:style-name="T7">(niet geïmplementeerd)</text:span><text:bookmark-end text:name="__RefHeading__834_27703721"/></text:h>
      <text:p text:style-name="P11"/>
      <table:table table:name="Table6" table:style-name="Table6">
        <table:table-column table:style-name="Table6.A"/>
        <table:table-column table:style-name="Table6.B"/>
        <table:table-column table:style-name="Table6.C"/>
        <table:table-row table:style-name="Table6.1">
          <table:table-cell office:value-type="string">
            <text:p text:style-name="P13">Use case naam:</text:p>
          </table:table-cell>
          <table:table-cell office:value-type="string">
            <text:p text:style-name="P12"/>
          </table:table-cell>
          <table:table-cell office:value-type="string">
            <text:p text:style-name="P15">Aanmaken van facturen</text:p>
          </table:table-cell>
        </table:table-row>
        <table:table-row>
          <table:table-cell office:value-type="string">
            <text:p text:style-name="P13">Actoren:</text:p>
          </table:table-cell>
          <table:table-cell office:value-type="string">
            <text:p text:style-name="P12"/>
          </table:table-cell>
          <table:table-cell office:value-type="string">
            <text:p text:style-name="P18">Gebruiker</text:p>
          </table:table-cell>
        </table:table-row>
        <table:table-row>
          <table:table-cell office:value-type="string">
            <text:p text:style-name="P13">Entry Conditie:</text:p>
          </table:table-cell>
          <table:table-cell office:value-type="string">
            <text:p text:style-name="P12"/>
          </table:table-cell>
          <table:table-cell office:value-type="string">
            <text:list xml:id="list6511303150802858941" text:style-name="L3">
              <text:list-item>
                <text:p text:style-name="P26">Er wordt op nieuwe facturen geklikt</text:p>
              </text:list-item>
            </text:list>
          </table:table-cell>
        </table:table-row>
        <table:table-row>
          <table:table-cell office:value-type="string">
            <text:p text:style-name="P13">Stappen:</text:p>
          </table:table-cell>
          <table:table-cell office:value-type="string">
            <text:p text:style-name="P12"/>
          </table:table-cell>
          <table:table-cell office:value-type="string">
            <text:list xml:id="list171708159172877" text:continue-list="list171708159168407" text:style-name="L2">
              <text:list-item>
                <text:p text:style-name="P27">Er wordt een keuzescherm weergegeven voor welke klant de factuur gemaakt moet worden (uiteraard enkel klanten die leverbonnen hebben)</text:p>
              </text:list-item>
              <text:list-item>
                <text:p text:style-name="P27">Hierna worden alle leverbonnen weergegeven die gefactureerd kunnen worden (status geleverd)</text:p>
              </text:list-item>
              <text:list-item>
                <text:p text:style-name="P27">Hier kan 1 of meer selecties gemaakt worden</text:p>
              </text:list-item>
              <text:list-item>
                <text:p text:style-name="P27">De geselecteerde bonnen worden overgenomen en worden op 1 factuur geplaatst.</text:p>
              </text:list-item>
              <text:list-item>
                <text:p text:style-name="P27">De status van de leverbonnen wordt op “gefactureerd” gezet</text:p>
              </text:list-item>
            </text:list>
          </table:table-cell>
        </table:table-row>
        <table:table-row>
          <table:table-cell office:value-type="string">
            <text:p text:style-name="P13">Exit conditie:</text:p>
          </table:table-cell>
          <table:table-cell office:value-type="string">
            <text:p text:style-name="P12"/>
          </table:table-cell>
          <table:table-cell office:value-type="string">
            <text:p text:style-name="P18">De gemaakte factuur wordt weergegeven.</text:p>
          </table:table-cell>
        </table:table-row>
      </table:table>
      <text:p text:style-name="P11"/>
      <text:p text:style-name="P11"/>
      <text:h text:style-name="P46" text:outline-level="3"><text:bookmark-start text:name="__RefHeading__836_27703721"/>Aanmaken van klanten<text:bookmark-end text:name="__RefHeading__836_27703721"/></text:h>
      <text:p text:style-name="P11"/>
      <table:table table:name="Table7" table:style-name="Table7">
        <table:table-column table:style-name="Table7.A"/>
        <table:table-column table:style-name="Table7.B"/>
        <table:table-column table:style-name="Table7.C"/>
        <table:table-row table:style-name="Table7.1">
          <table:table-cell office:value-type="string">
            <text:p text:style-name="P13">Use case naam:</text:p>
          </table:table-cell>
          <table:table-cell office:value-type="string">
            <text:p text:style-name="P12"/>
          </table:table-cell>
          <table:table-cell office:value-type="string">
            <text:p text:style-name="P15">Aanmaken van klanten</text:p>
          </table:table-cell>
        </table:table-row>
        <table:table-row>
          <table:table-cell office:value-type="string">
            <text:p text:style-name="P13">Actoren:</text:p>
          </table:table-cell>
          <table:table-cell office:value-type="string">
            <text:p text:style-name="P12"/>
          </table:table-cell>
          <table:table-cell office:value-type="string">
            <text:p text:style-name="P18">Gebruiker</text:p>
          </table:table-cell>
        </table:table-row>
        <table:table-row>
          <table:table-cell office:value-type="string">
            <text:p text:style-name="P13">Entry Conditie:</text:p>
          </table:table-cell>
          <table:table-cell office:value-type="string">
            <text:p text:style-name="P12"/>
          </table:table-cell>
          <table:table-cell office:value-type="string">
            <text:p text:style-name="P18">Er wordt gekozen voor “nieuwe <text:span text:style-name="T3">klant</text:span>” <text:span text:style-name="T3">in het klantenoverzicht.</text:span></text:p>
          </table:table-cell>
        </table:table-row>
        <table:table-row>
          <table:table-cell office:value-type="string">
            <text:p text:style-name="P13">Stappen:</text:p>
          </table:table-cell>
          <table:table-cell office:value-type="string">
            <text:p text:style-name="P12"/>
          </table:table-cell>
          <table:table-cell office:value-type="string">
            <text:list xml:id="list171708159155533" text:continue-numbering="true" text:style-name="L2">
              <text:list-item>
                <text:p text:style-name="P30">De <text:span text:style-name="T4">domicilie lijst</text:span> wordt opgevuld uit de database</text:p>
              </text:list-item>
              <text:list-item>
                <text:p text:style-name="P30">Er wordt een nieuwe webpagina getoond waar de gegevens van de klanten ingevuld kan worden.</text:p>
              </text:list-item>
              <text:list-item>
                <text:p text:style-name="P30">Na het invullen van deze gegevens kan de klant aangemaakt worden.</text:p>
              </text:list-item>
              <text:list-item>
                <text:p text:style-name="P30">Er wordt gecontroleerd of alle verplichte velden wel ingevuld zijn.</text:p>
              </text:list-item>
            </text:list>
          </table:table-cell>
        </table:table-row>
        <table:table-row>
          <table:table-cell office:value-type="string">
            <text:p text:style-name="P13">Exit conditie:</text:p>
          </table:table-cell>
          <table:table-cell office:value-type="string">
            <text:p text:style-name="P12"/>
          </table:table-cell>
          <table:table-cell office:value-type="string">
            <text:p text:style-name="P31">De klant is aangemaakt of er wordt gekozen voor “back”</text:p>
          </table:table-cell>
        </table:table-row>
      </table:table>
      <text:p text:style-name="P11"/>
      <text:h text:style-name="Heading_20_3" text:outline-level="3"><text:bookmark-start text:name="__RefHeading__838_27703721"/>Aanpassen van klantgegevens<text:bookmark-end text:name="__RefHeading__838_27703721"/></text:h>
      <text:p text:style-name="P11"/>
      <table:table table:name="Table8" table:style-name="Table8">
        <table:table-column table:style-name="Table8.A"/>
        <table:table-column table:style-name="Table8.B"/>
        <table:table-column table:style-name="Table8.C"/>
        <table:table-row table:style-name="Table8.1">
          <table:table-cell office:value-type="string">
            <text:p text:style-name="P13">Use case naam:</text:p>
          </table:table-cell>
          <table:table-cell office:value-type="string">
            <text:p text:style-name="P12"/>
          </table:table-cell>
          <table:table-cell office:value-type="string">
            <text:p text:style-name="P36">Aanpassen van klantgegevens</text:p>
          </table:table-cell>
        </table:table-row>
        <table:table-row>
          <table:table-cell office:value-type="string">
            <text:p text:style-name="P13">Actoren:</text:p>
          </table:table-cell>
          <table:table-cell office:value-type="string">
            <text:p text:style-name="P12"/>
          </table:table-cell>
          <table:table-cell office:value-type="string">
            <text:p text:style-name="P36">Gebruiker</text:p>
          </table:table-cell>
        </table:table-row>
        <table:table-row>
          <table:table-cell office:value-type="string">
            <text:p text:style-name="P13">Entry Conditie:</text:p>
          </table:table-cell>
          <table:table-cell office:value-type="string">
            <text:p text:style-name="P12"/>
          </table:table-cell>
          <table:table-cell office:value-type="string">
            <text:p text:style-name="P36">Er wordt voor edit gekozen bij de overeenkomstige klant.</text:p>
          </table:table-cell>
        </table:table-row>
        <table:table-row>
          <table:table-cell office:value-type="string">
            <text:p text:style-name="P13">Stappen:</text:p>
          </table:table-cell>
          <table:table-cell office:value-type="string">
            <text:p text:style-name="P12"/>
          </table:table-cell>
          <table:table-cell office:value-type="string">
            <text:list xml:id="list171708175171927" text:continue-numbering="true" text:style-name="L2">
              <text:list-item>
                <text:p text:style-name="P35">De gegevens van de klant worden opgehaald</text:p>
              </text:list-item>
              <text:list-item>
                <text:p text:style-name="P35">Deze gegevens worden in de nodige tekstvelden geplaatst.</text:p>
              </text:list-item>
              <text:list-item>
                <text:p text:style-name="P35">De gebruiker kan deze naar wens aanpassen.</text:p>
              </text:list-item>
              <text:list-item>
                <text:p text:style-name="P35">Er wordt gecontroleerd of alle gegevens ingevuld zijn.</text:p>
              </text:list-item>
              <text:list-item>
                <text:p text:style-name="P35">De klant wordt gewijzigd eens er op de gepaste knop gelikt wordt.</text:p>
              </text:list-item>
            </text:list>
          </table:table-cell>
        </table:table-row>
        <table:table-row>
          <table:table-cell office:value-type="string">
            <text:p text:style-name="P13">Exit conditie:</text:p>
          </table:table-cell>
          <table:table-cell office:value-type="string">
            <text:p text:style-name="P12"/>
          </table:table-cell>
          <table:table-cell office:value-type="string">
            <text:p text:style-name="P36">De klant is gewijzigd en het overzichtscherm wordt getoond.</text:p>
          </table:table-cell>
        </table:table-row>
      </table:table>
      <text:p text:style-name="P47"/>
      <text:h text:style-name="P42" text:outline-level="1">Oplossingsbeschrijving</text:h>
      <text:p text:style-name="P37">Na overleg met de stakeholder (de gezondheidscoach) hebben we samen beslist dat het belangrijkste was om zo snel mogelijk een heel eenvoudig en overzichtelijk systeem te ontwikkelen voor het ingeven en creëren van <text:s/>klanten. Hier horen ook de bijhorende gewichtsmetingen bij.</text:p>
      <text:p text:style-name="P37"/>
      <text:p text:style-name="P37">In de toekomst zal deze website uitgebreid worden met een bestelsysteem en eventueel een grafiek om de evolutie van de wegingen bij te houden.</text:p>
      <text:p text:style-name="P37"/>
      <text:h text:style-name="Heading_20_1" text:outline-level="1">Problemen</text:h>
      <text:p text:style-name="P37">Veel grote problemen ben ik niet tegengekomen. Het enige probleem dat ik merk aan de website is dat, als er iets gewijzigd wordt in netbeans en de pagina wordt opnieuw geladen zonder Glassfish opnieuw te starten krijg ik cast exception errors.</text:p>
      <text:p text:style-name="P37">Dit probleem heb ik niet opgelost gekregen.</text:p>
      <text:p text:style-name="P37"/>
      <text:p text:style-name="P37">Bij veel andere problemen lag voornamelijk bij het implementeren van javascript in de code om lijsten te filteren op voorgaande keuzes, maar deze problemen heb ik via omwegen wel kunnen omzeil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1" svg:font-family="Calibri" style:font-family-generic="swiss"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B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20%"/>
      <style:text-properties style:font-name="Calibri" fo:font-family="Calibri" style:font-style-name="Regular" style:font-family-generic="swiss"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libri1" officeooo:rsid="0003516a" officeooo:paragraph-rsid="0003516a"/>
    </style:style>
    <style:style style:name="MP2" style:family="paragraph" style:parent-style-name="Header">
      <style:text-properties officeooo:rsid="0003516a" officeooo:paragraph-rsid="0003516a"/>
    </style:style>
    <style:style style:name="MP3" style:family="paragraph" style:parent-style-name="Header">
      <style:text-properties style:font-name="Calibri1" officeooo:paragraph-rsid="0004dc4a"/>
    </style:style>
    <style:style style:name="MP4" style:family="paragraph" style:parent-style-name="Header">
      <style:text-properties style:font-name="Calibri1"/>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Remko Holtrust<text:tab/><text:tab/>Schooljaar 2014 – 2015</text:p>
      </style:header>
      <style:header-first>
        <text:p text:style-name="MP2"/>
      </style:header-first>
      <style:footer>
        <text:p text:style-name="MP3">Eindwerk – Analyse</text:p>
        <text:p text:style-name="MP4">Programmeren 4 – Optie Java<text:tab/><text:tab/></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7T19:13:04.771000000</meta:creation-date>
    <dc:date>2015-02-08T17:16:47.676000000</dc:date>
    <meta:editing-duration>PT12H38M36S</meta:editing-duration>
    <meta:editing-cycles>16</meta:editing-cycles>
    <meta:generator>LibreOffice/4.3.4.1$Windows_x86 LibreOffice_project/bc356b2f991740509f321d70e4512a6a54c5f243</meta:generator>
    <meta:document-statistic meta:table-count="9" meta:image-count="0" meta:object-count="0" meta:page-count="11" meta:paragraph-count="201" meta:word-count="1590" meta:character-count="10013" meta:non-whitespace-character-count="8674"/>
  </office:meta>
</office:document-meta>
</file>